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Glossario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Glossario.A" style:family="table-column">
      <style:table-column-properties style:column-width="4.249cm" style:rel-column-width="16383*"/>
    </style:style>
    <style:style style:name="Glossario.D" style:family="table-column">
      <style:table-column-properties style:column-width="4.251cm" style:rel-column-width="16386*"/>
    </style:style>
    <style:style style:name="Glossario.A1" style:family="table-cell">
      <style:table-cell-properties fo:background-color="transparent" fo:padding="0.101cm" fo:border-left="none" fo:border-right="none" fo:border-top="0.75pt solid #000000" fo:border-bottom="0.75pt solid #000000" style:writing-mode="page">
        <style:background-image/>
      </style:table-cell-properties>
    </style:style>
    <style:style style:name="Glossario.2" style:family="table-row">
      <style:table-row-properties fo:background-color="transparent">
        <style:background-image/>
      </style:table-row-properties>
    </style:style>
    <style:style style:name="Glossario.A2" style:family="table-cell">
      <style:table-cell-properties fo:background-color="transparent" fo:padding="0.101cm" fo:border="none" style:writing-mode="page">
        <style:background-image/>
      </style:table-cell-properties>
    </style:style>
    <style:style style:name="Glossario.C3" style:family="table-cell" style:data-style-name="N10000">
      <style:table-cell-properties fo:background-color="transparent" fo:padding="0.101cm" fo:border="none" style:writing-mode="page">
        <style:background-image/>
      </style:table-cell-properties>
    </style:style>
    <style:style style:name="Glossario.11" style:family="table-row">
      <style:table-row-properties fo:keep-together="auto"/>
    </style:style>
    <style:style style:name="Glossario.A12" style:family="table-cell">
      <style:table-cell-properties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Glossario.B12" style:family="table-cell">
      <style:table-cell-properties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Glossario.C12" style:family="table-cell">
      <style:table-cell-properties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Glossario.D12" style:family="table-cell">
      <style:table-cell-properties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b1114" officeooo:paragraph-rsid="000b1114"/>
    </style:style>
    <style:style style:name="P2" style:family="paragraph" style:parent-style-name="Standard">
      <style:text-properties fo:font-size="11pt" officeooo:rsid="000b1114" officeooo:paragraph-rsid="000b1114" style:font-size-asian="11pt" style:font-size-complex="11pt"/>
    </style:style>
    <style:style style:name="P3" style:family="paragraph" style:parent-style-name="Standard">
      <style:text-properties fo:font-size="11pt" officeooo:rsid="001013fa" officeooo:paragraph-rsid="001013fa" style:font-size-asian="11pt" style:font-size-complex="11pt"/>
    </style:style>
    <style:style style:name="P4" style:family="paragraph" style:parent-style-name="Standard">
      <style:paragraph-properties fo:break-before="page"/>
      <style:text-properties fo:font-size="11pt" officeooo:rsid="001013fa" officeooo:paragraph-rsid="001013fa" style:font-size-asian="11pt" style:font-size-complex="11pt"/>
    </style:style>
    <style:style style:name="P5" style:family="paragraph" style:parent-style-name="Standard">
      <style:text-properties fo:font-size="11pt" officeooo:rsid="001013fa" officeooo:paragraph-rsid="0010e5fd" style:font-size-asian="11pt" style:font-size-complex="11pt"/>
    </style:style>
    <style:style style:name="P6" style:family="paragraph" style:parent-style-name="Standard">
      <style:text-properties fo:font-size="11pt" officeooo:rsid="0010e5fd" officeooo:paragraph-rsid="0010e5fd" style:font-size-asian="11pt" style:font-size-complex="11pt"/>
    </style:style>
    <style:style style:name="P7" style:family="paragraph" style:parent-style-name="Standard">
      <style:text-properties fo:font-size="11pt" officeooo:rsid="0010e5fd" officeooo:paragraph-rsid="00142131" style:font-size-asian="11pt" style:font-size-complex="11pt"/>
    </style:style>
    <style:style style:name="P8" style:family="paragraph" style:parent-style-name="Standard">
      <style:text-properties fo:font-size="11pt" officeooo:rsid="00127ccb" officeooo:paragraph-rsid="00127ccb" style:font-size-asian="11pt" style:font-size-complex="11pt"/>
    </style:style>
    <style:style style:name="P9" style:family="paragraph" style:parent-style-name="Standard">
      <style:text-properties fo:font-size="11pt" officeooo:rsid="00142131" officeooo:paragraph-rsid="00142131" style:font-size-asian="11pt" style:font-size-complex="11pt"/>
    </style:style>
    <style:style style:name="P10" style:family="paragraph" style:parent-style-name="Standard">
      <style:text-properties fo:font-size="11pt" style:text-underline-style="none" officeooo:rsid="00127ccb" officeooo:paragraph-rsid="00127ccb" style:font-size-asian="11pt" style:font-size-complex="11pt"/>
    </style:style>
    <style:style style:name="P11" style:family="paragraph" style:parent-style-name="Standard">
      <style:text-properties fo:font-size="11pt" style:text-underline-style="none" officeooo:rsid="00127ccb" officeooo:paragraph-rsid="00142131" style:font-size-asian="11pt" style:font-size-complex="11pt"/>
    </style:style>
    <style:style style:name="P12" style:family="paragraph" style:parent-style-name="Standard">
      <style:text-properties fo:font-size="11pt" style:text-underline-style="none" officeooo:rsid="001013fa" officeooo:paragraph-rsid="001013fa" style:font-size-asian="11pt" style:font-size-complex="11pt"/>
    </style:style>
    <style:style style:name="P13" style:family="paragraph" style:parent-style-name="Standard">
      <style:text-properties fo:font-size="11pt" style:text-underline-style="none" officeooo:rsid="00142131" officeooo:paragraph-rsid="00142131" style:font-size-asian="11pt" style:font-size-complex="11pt"/>
    </style:style>
    <style:style style:name="P14" style:family="paragraph" style:parent-style-name="Standard">
      <style:text-properties fo:font-size="11pt" style:text-underline-style="none" officeooo:rsid="0010e5fd" officeooo:paragraph-rsid="0010e5fd" style:font-size-asian="11pt" style:font-size-complex="11pt"/>
    </style:style>
    <style:style style:name="P15" style:family="paragraph" style:parent-style-name="Standard">
      <style:text-properties fo:font-size="11pt" style:text-underline-style="none" officeooo:rsid="0010e5fd" officeooo:paragraph-rsid="00142131" style:font-size-asian="11pt" style:font-size-complex="11pt"/>
    </style:style>
    <style:style style:name="P16" style:family="paragraph" style:parent-style-name="Standard">
      <style:text-properties fo:font-size="11pt" style:text-underline-style="none" fo:font-weight="bold" officeooo:rsid="0015dc0a" officeooo:paragraph-rsid="0015dc0a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style:text-underline-style="none" fo:font-weight="normal" officeooo:rsid="00164a47" officeooo:paragraph-rsid="00164a47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size="11pt" style:text-underline-style="none" fo:font-weight="normal" officeooo:rsid="0017306d" officeooo:paragraph-rsid="0017306d" style:font-size-asian="11pt" style:font-weight-asian="normal" style:font-size-complex="11pt" style:font-weight-complex="normal"/>
    </style:style>
    <style:style style:name="P19" style:family="paragraph" style:parent-style-name="Standard">
      <style:text-properties fo:font-size="11pt" style:text-underline-style="none" fo:font-weight="normal" officeooo:rsid="00258112" officeooo:paragraph-rsid="00258112" style:font-size-asian="11pt" style:font-weight-asian="normal" style:font-size-complex="11pt" style:font-weight-complex="normal"/>
    </style:style>
    <style:style style:name="P20" style:family="paragraph" style:parent-style-name="Standard">
      <style:text-properties fo:font-size="11pt" officeooo:rsid="00164a47" officeooo:paragraph-rsid="00164a47" style:font-size-asian="9.60000038146973pt" style:font-size-complex="11pt"/>
    </style:style>
    <style:style style:name="P21" style:family="paragraph" style:parent-style-name="Standard">
      <style:text-properties fo:font-size="11pt" fo:font-style="normal" style:text-underline-style="none" fo:font-weight="normal" officeooo:rsid="00233806" officeooo:paragraph-rsid="00233806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style:text-underline-style="none" fo:font-weight="normal" officeooo:rsid="00258112" officeooo:paragraph-rsid="00258112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4pt" officeooo:rsid="000b1114" officeooo:paragraph-rsid="000b1114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bd39f" officeooo:paragraph-rsid="000bd39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bd39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c5a7d" officeooo:paragraph-rsid="000c5a7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dcc71" officeooo:paragraph-rsid="000dcc7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c59e8" officeooo:paragraph-rsid="001c59e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29089b" officeooo:paragraph-rsid="002908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Standard">
      <style:text-properties fo:font-size="12pt" style:text-underline-style="none" fo:font-weight="bold" officeooo:rsid="0015dc0a" officeooo:paragraph-rsid="0015dc0a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15dc0a" officeooo:paragraph-rsid="0015dc0a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0b1114" officeooo:paragraph-rsid="000b1114" style:font-size-asian="12pt" style:font-weight-asian="bold" style:font-size-complex="12pt" style:font-weight-complex="bold"/>
    </style:style>
    <style:style style:name="P34" style:family="paragraph" style:parent-style-name="Standard" style:list-style-name="L1">
      <style:text-properties fo:font-size="11pt" style:text-underline-style="none" fo:font-weight="normal" officeooo:rsid="0017306d" officeooo:paragraph-rsid="0017306d" style:font-size-asian="11pt" style:font-weight-asian="normal" style:font-size-complex="11pt" style:font-weight-complex="normal"/>
    </style:style>
    <style:style style:name="P35" style:family="paragraph" style:parent-style-name="Standard" style:list-style-name="L1">
      <style:text-properties fo:font-size="11pt" style:text-underline-style="none" fo:font-weight="normal" officeooo:rsid="0018a701" officeooo:paragraph-rsid="0018a701" style:font-size-asian="11pt" style:font-weight-asian="normal" style:font-size-complex="11pt" style:font-weight-complex="normal"/>
    </style:style>
    <style:style style:name="P36" style:family="paragraph" style:parent-style-name="Standard" style:list-style-name="L1">
      <style:text-properties fo:font-size="11pt" style:text-underline-style="none" fo:font-weight="normal" officeooo:rsid="0018a701" officeooo:paragraph-rsid="00258112" style:font-size-asian="11pt" style:font-weight-asian="normal" style:font-size-complex="11pt" style:font-weight-complex="normal"/>
    </style:style>
    <style:style style:name="P37" style:family="paragraph" style:parent-style-name="Standard" style:list-style-name="L1">
      <style:text-properties fo:font-size="11pt" style:text-underline-style="none" fo:font-weight="normal" officeooo:rsid="001a4a26" officeooo:paragraph-rsid="001a4a26" style:font-size-asian="11pt" style:font-weight-asian="normal" style:font-size-complex="11pt" style:font-weight-complex="normal"/>
    </style:style>
    <style:style style:name="P38" style:family="paragraph" style:parent-style-name="Standard" style:list-style-name="L1">
      <style:text-properties fo:font-size="11pt" style:text-underline-style="none" fo:font-weight="normal" officeooo:rsid="001c59e8" officeooo:paragraph-rsid="001c59e8" style:font-size-asian="11pt" style:font-weight-asian="normal" style:font-size-complex="11pt" style:font-weight-complex="normal"/>
    </style:style>
    <style:style style:name="P39" style:family="paragraph" style:parent-style-name="Standard" style:list-style-name="L1">
      <style:text-properties fo:font-size="11pt" style:text-underline-style="none" fo:font-weight="normal" officeooo:rsid="001e610e" officeooo:paragraph-rsid="001e610e" style:font-size-asian="11pt" style:font-weight-asian="normal" style:font-size-complex="11pt" style:font-weight-complex="normal"/>
    </style:style>
    <style:style style:name="P40" style:family="paragraph" style:parent-style-name="Standard" style:list-style-name="L1">
      <style:text-properties fo:font-size="11pt" style:text-underline-style="none" fo:font-weight="normal" officeooo:rsid="001e610e" officeooo:paragraph-rsid="00258112" style:font-size-asian="11pt" style:font-weight-asian="normal" style:font-size-complex="11pt" style:font-weight-complex="normal"/>
    </style:style>
    <style:style style:name="P41" style:family="paragraph" style:parent-style-name="Standard" style:list-style-name="L1">
      <style:text-properties fo:font-size="11pt" style:text-underline-style="none" fo:font-weight="normal" officeooo:rsid="00233806" officeooo:paragraph-rsid="00233806" style:font-size-asian="11pt" style:font-weight-asian="normal" style:font-size-complex="11pt" style:font-weight-complex="normal"/>
    </style:style>
    <style:style style:name="P42" style:family="paragraph" style:parent-style-name="Standard" style:list-style-name="L2">
      <style:text-properties fo:font-size="11pt" style:text-underline-style="none" fo:font-weight="normal" officeooo:rsid="00233806" officeooo:paragraph-rsid="00233806" style:font-size-asian="11pt" style:font-weight-asian="normal" style:font-size-complex="11pt" style:font-weight-complex="normal"/>
    </style:style>
    <style:style style:name="P43" style:family="paragraph" style:parent-style-name="Standard" style:list-style-name="L2">
      <style:text-properties fo:font-size="11pt" style:text-underline-style="none" fo:font-weight="normal" officeooo:rsid="00247c4d" officeooo:paragraph-rsid="00247c4d" style:font-size-asian="11pt" style:font-weight-asian="normal" style:font-size-complex="11pt" style:font-weight-complex="normal"/>
    </style:style>
    <style:style style:name="T1" style:family="text">
      <style:text-properties officeooo:rsid="000c5a7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0e5fd"/>
    </style:style>
    <style:style style:name="T4" style:family="text">
      <style:text-properties style:text-underline-style="none" officeooo:rsid="00233806"/>
    </style:style>
    <style:style style:name="T5" style:family="text">
      <style:text-properties style:text-underline-style="none" officeooo:rsid="0028d3a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e610e" style:font-style-asian="italic" style:font-style-complex="italic"/>
    </style:style>
    <style:style style:name="T8" style:family="text">
      <style:text-properties fo:font-style="italic" officeooo:rsid="001a4a26" style:font-style-asian="italic" style:font-style-complex="italic"/>
    </style:style>
    <style:style style:name="T9" style:family="text">
      <style:text-properties fo:font-style="italic" officeooo:rsid="001c59e8" style:font-style-asian="italic" style:font-style-complex="italic"/>
    </style:style>
    <style:style style:name="T10" style:family="text">
      <style:text-properties fo:font-style="italic" officeooo:rsid="00258112" style:font-style-asian="italic" style:font-style-complex="italic"/>
    </style:style>
    <style:style style:name="T11" style:family="text">
      <style:text-properties fo:font-style="italic" officeooo:rsid="0026d3fe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text-underline-style="none" officeooo:rsid="0010e5fd" style:font-style-asian="italic" style:font-style-complex="italic"/>
    </style:style>
    <style:style style:name="T14" style:family="text">
      <style:text-properties fo:font-style="italic" style:text-underline-style="none" officeooo:rsid="0028d3a9" style:font-style-asian="italic" style:font-style-complex="italic"/>
    </style:style>
    <style:style style:name="T1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8a701" style:font-style-asian="normal" style:font-style-complex="normal"/>
    </style:style>
    <style:style style:name="T18" style:family="text">
      <style:text-properties fo:font-style="normal" officeooo:rsid="00199676" style:font-style-asian="normal" style:font-style-complex="normal"/>
    </style:style>
    <style:style style:name="T19" style:family="text">
      <style:text-properties fo:font-style="normal" officeooo:rsid="001a4a26" style:font-style-asian="normal" style:font-style-complex="normal"/>
    </style:style>
    <style:style style:name="T20" style:family="text">
      <style:text-properties fo:font-style="normal" officeooo:rsid="001c59e8" style:font-style-asian="normal" style:font-style-complex="normal"/>
    </style:style>
    <style:style style:name="T21" style:family="text">
      <style:text-properties fo:font-style="normal" officeooo:rsid="001e610e" style:font-style-asian="normal" style:font-style-complex="normal"/>
    </style:style>
    <style:style style:name="T22" style:family="text">
      <style:text-properties fo:font-style="normal" officeooo:rsid="002190f6" style:font-style-asian="normal" style:font-style-complex="normal"/>
    </style:style>
    <style:style style:name="T23" style:family="text">
      <style:text-properties fo:font-style="normal" officeooo:rsid="00233806" style:font-style-asian="normal" style:font-style-complex="normal"/>
    </style:style>
    <style:style style:name="T24" style:family="text">
      <style:text-properties fo:font-style="normal" officeooo:rsid="00258112" style:font-style-asian="normal" style:font-style-complex="normal"/>
    </style:style>
    <style:style style:name="T25" style:family="text">
      <style:text-properties fo:font-style="normal" officeooo:rsid="0026d3fe" style:font-style-asian="normal" style:font-style-complex="normal"/>
    </style:style>
    <style:style style:name="T2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7" style:family="text">
      <style:text-properties fo:font-style="normal" style:text-underline-style="solid" style:text-underline-width="auto" style:text-underline-color="font-color" officeooo:rsid="001e610e" style:font-style-asian="normal" style:font-style-complex="normal"/>
    </style:style>
    <style:style style:name="T28" style:family="text">
      <style:text-properties officeooo:rsid="001aac19"/>
    </style:style>
    <style:style style:name="T29" style:family="text">
      <style:text-properties officeooo:rsid="00258112"/>
    </style:style>
    <style:style style:name="T30" style:family="text">
      <style:text-properties style:use-window-font-color="true" loext:opacity="0%" fo:font-style="normal" officeooo:rsid="001c59e8" fo:background-color="#ffff00" loext:char-shading-value="0" style:font-style-asian="normal" style:font-style-complex="normal"/>
    </style:style>
    <style:style style:name="T31" style:family="text">
      <style:text-properties officeooo:rsid="0028da38"/>
    </style:style>
    <style:style style:name="T32" style:family="text">
      <style:text-properties officeooo:rsid="0029531f"/>
    </style:style>
    <style:style style:name="T33" style:family="text">
      <style:text-properties officeooo:rsid="002a0cc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32">PROGETTAZIONE</text:span><text:span text:style-name="T28"> BASE DI DATI</text:span></text:p>
      <text:p text:style-name="P1"/>
      <text:p text:style-name="P20">Si vuole realizzare una base di dati di supporto ad un’applicazione web per la <text:span text:style-name="T33">gestione e la </text:span>vendita di fumetti.</text:p>
      <text:p text:style-name="P1"/>
      <text:p text:style-name="P33">Glossario dei termini</text:p>
      <text:p text:style-name="P2"/>
      <table:table table:name="Glossario" table:style-name="Glossario" table:template-name="Academic">
        <table:table-column table:style-name="Glossario.A" table:number-columns-repeated="3"/>
        <table:table-column table:style-name="Glossario.D"/>
        <table:table-row table:style-name="TableLine94923168149648">
          <table:table-cell table:style-name="Glossario.A1" office:value-type="string">
            <text:p text:style-name="P24">Termine</text:p>
          </table:table-cell>
          <table:table-cell table:style-name="Glossario.A1" office:value-type="string">
            <text:p text:style-name="P25">Descrizione</text:p>
          </table:table-cell>
          <table:table-cell table:style-name="Glossario.A1" office:value-type="string">
            <text:p text:style-name="P25">Sinonimi</text:p>
          </table:table-cell>
          <table:table-cell table:style-name="Glossario.A1" office:value-type="string">
            <text:p text:style-name="P25">Collegamenti</text:p>
          </table:table-cell>
        </table:table-row>
        <table:table-row table:style-name="Glossario.2">
          <table:table-cell table:style-name="Glossario.A2" office:value-type="string">
            <text:p text:style-name="P25">Fumetto</text:p>
          </table:table-cell>
          <table:table-cell table:style-name="Glossario.A2" office:value-type="string">
            <text:p text:style-name="P24">Fumetto disponibile o non disponibile all’acquisto</text:p>
          </table:table-cell>
          <table:table-cell table:style-name="Glossario.A2" office:value-type="string">
            <text:p text:style-name="P24">Prodotto, albo</text:p>
          </table:table-cell>
          <table:table-cell table:style-name="Glossario.A2" office:value-type="string">
            <text:p text:style-name="P24">Numero, collezione, sconto, <text:span text:style-name="T1">carrello</text:span></text:p>
          </table:table-cell>
        </table:table-row>
        <table:table-row table:style-name="TableLine94923168218256">
          <table:table-cell table:style-name="Glossario.A2" office:value-type="string">
            <text:p text:style-name="P24">Numero</text:p>
          </table:table-cell>
          <table:table-cell table:style-name="Glossario.A2" office:value-type="string">
            <text:p text:style-name="P24">Numero di uno specifico albo di una serie a fumetti</text:p>
          </table:table-cell>
          <table:table-cell table:style-name="Glossario.C3">
            <text:p text:style-name="P26"/>
          </table:table-cell>
          <table:table-cell table:style-name="Glossario.A2" office:value-type="string">
            <text:p text:style-name="P24">Fumetto</text:p>
          </table:table-cell>
        </table:table-row>
        <table:table-row table:style-name="TableLine94923168219632">
          <table:table-cell table:style-name="Glossario.A2" office:value-type="string">
            <text:p text:style-name="P24">Collezione</text:p>
          </table:table-cell>
          <table:table-cell table:style-name="Glossario.A2" office:value-type="string">
            <text:p text:style-name="P24">Collezione di fumetti, raggruppa tutti i numeri di una serie a fumetti</text:p>
          </table:table-cell>
          <table:table-cell table:style-name="Glossario.C3">
            <text:p text:style-name="P26"/>
          </table:table-cell>
          <table:table-cell table:style-name="Glossario.A2" office:value-type="string">
            <text:p text:style-name="P24">Fumetto, categoria</text:p>
          </table:table-cell>
        </table:table-row>
        <table:table-row table:style-name="TableLine94923168220608">
          <table:table-cell table:style-name="Glossario.A2" office:value-type="string">
            <text:p text:style-name="P24">Categoria</text:p>
          </table:table-cell>
          <table:table-cell table:style-name="Glossario.A2" office:value-type="string">
            <text:p text:style-name="P24">Categoria di un insieme di collezioni, ne specifica il genere letterario</text:p>
          </table:table-cell>
          <table:table-cell table:style-name="Glossario.C3">
            <text:p text:style-name="P26"/>
          </table:table-cell>
          <table:table-cell table:style-name="Glossario.A2" office:value-type="string">
            <text:p text:style-name="P24">Collezione</text:p>
          </table:table-cell>
        </table:table-row>
        <table:table-row table:style-name="TableLine94923168222048">
          <table:table-cell table:style-name="Glossario.A2" office:value-type="string">
            <text:p text:style-name="P24">Sconto</text:p>
          </table:table-cell>
          <table:table-cell table:style-name="Glossario.A2" office:value-type="string">
            <text:p text:style-name="P24">Sconto applicato ai fumetti, ha una data di scadenza</text:p>
          </table:table-cell>
          <table:table-cell table:style-name="Glossario.C3">
            <text:p text:style-name="P26"/>
          </table:table-cell>
          <table:table-cell table:style-name="Glossario.A2" office:value-type="string">
            <text:p text:style-name="P24">Fumetto, percentuale</text:p>
          </table:table-cell>
        </table:table-row>
        <table:table-row table:style-name="TableLine94923168223088">
          <table:table-cell table:style-name="Glossario.A2" office:value-type="string">
            <text:p text:style-name="P24">Percentuale</text:p>
          </table:table-cell>
          <table:table-cell table:style-name="Glossario.A2" office:value-type="string">
            <text:p text:style-name="P24">Percentuale di sconto</text:p>
          </table:table-cell>
          <table:table-cell table:style-name="Glossario.C3">
            <text:p text:style-name="P26"/>
          </table:table-cell>
          <table:table-cell table:style-name="Glossario.A2" office:value-type="string">
            <text:p text:style-name="P24">Sconto</text:p>
          </table:table-cell>
        </table:table-row>
        <table:table-row table:style-name="TableLine94923168224176">
          <table:table-cell table:style-name="Glossario.A2" office:value-type="string">
            <text:p text:style-name="P24">Utente</text:p>
          </table:table-cell>
          <table:table-cell table:style-name="Glossario.A2" office:value-type="string">
            <text:p text:style-name="P24">Utente registrato <text:span text:style-name="T1">all’applicazione; può effettuare acquisti, usare il carrello e gestire liste desideri</text:span></text:p>
          </table:table-cell>
          <table:table-cell table:style-name="Glossario.A2" office:value-type="string">
            <text:p text:style-name="P28">Cliente, acquirente</text:p>
          </table:table-cell>
          <table:table-cell table:style-name="Glossario.A2" office:value-type="string">
            <text:p text:style-name="P27">Ordine, carrello, lista desideri</text:p>
          </table:table-cell>
        </table:table-row>
        <table:table-row table:style-name="TableLine94923168225264">
          <table:table-cell table:style-name="Glossario.A2" office:value-type="string">
            <text:p text:style-name="P24">Amministratore</text:p>
          </table:table-cell>
          <table:table-cell table:style-name="Glossario.A2" office:value-type="string">
            <text:p text:style-name="P27">Amministratore dell’applicazione</text:p>
          </table:table-cell>
          <table:table-cell table:style-name="Glossario.C3">
            <text:p text:style-name="P26"/>
          </table:table-cell>
          <table:table-cell table:style-name="Glossario.C3">
            <text:p text:style-name="P26"/>
          </table:table-cell>
        </table:table-row>
        <table:table-row table:style-name="TableLine94923168226544">
          <table:table-cell table:style-name="Glossario.A2" office:value-type="string">
            <text:p text:style-name="P24">Ordine</text:p>
          </table:table-cell>
          <table:table-cell table:style-name="Glossario.A2" office:value-type="string">
            <text:p text:style-name="P27">Ordine di acquisto effettuato da un utente</text:p>
          </table:table-cell>
          <table:table-cell table:style-name="Glossario.A2" office:value-type="string">
            <text:p text:style-name="P30">Acquisto</text:p>
          </table:table-cell>
          <table:table-cell table:style-name="Glossario.A2" office:value-type="string">
            <text:p text:style-name="P27">Utente</text:p>
          </table:table-cell>
        </table:table-row>
        <table:table-row table:style-name="Glossario.11">
          <table:table-cell table:style-name="Glossario.A2" office:value-type="string">
            <text:p text:style-name="P24">Carrello</text:p>
          </table:table-cell>
          <table:table-cell table:style-name="Glossario.A2" office:value-type="string">
            <text:p text:style-name="P27">Carrello dei prodotti, ogni utente ne possiede uno</text:p>
          </table:table-cell>
          <table:table-cell table:style-name="Glossario.C3">
            <text:p text:style-name="P26"/>
          </table:table-cell>
          <table:table-cell table:style-name="Glossario.A2" office:value-type="string">
            <text:p text:style-name="P27">Fumetto, utente</text:p>
          </table:table-cell>
        </table:table-row>
        <table:table-row table:style-name="TableLine94923168228720">
          <table:table-cell table:style-name="Glossario.A12" office:value-type="string">
            <text:p text:style-name="P24">Lista desideri</text:p>
          </table:table-cell>
          <table:table-cell table:style-name="Glossario.B12" office:value-type="string">
            <text:p text:style-name="P27">Lista dei prodotti “desiderati” da un utente</text:p>
          </table:table-cell>
          <table:table-cell table:style-name="Glossario.C12" office:value-type="string">
            <text:p text:style-name="P29">Lista</text:p>
          </table:table-cell>
          <table:table-cell table:style-name="Glossario.D12" office:value-type="string">
            <text:p text:style-name="P27">Fumetto, utente</text:p>
          </table:table-cell>
        </table:table-row>
      </table:table>
      <text:p text:style-name="P2"/>
      <text:p text:style-name="P32">Rappresentazione dei dati</text:p>
      <text:p text:style-name="P2"/>
      <text:p text:style-name="P3">Per un <text:span text:style-name="T15">fumetto</text:span><text:span text:style-name="T2"> rappresentiamo il nome, il </text:span><text:span text:style-name="T12">numero</text:span><text:span text:style-name="T2">, il prezzo unitario, la quantità disponibile, l’immagine di copertina, lo scrittore, il disegnatore, il numero di pagine, il codice univoco ISBN, </text:span><text:span text:style-name="T3">la sua</text:span><text:span text:style-name="T2"> descrizione, </text:span><text:span text:style-name="T3">la data di aggiunta alla base di dati e la data in cui è avvenuta l’ultima modifica.</text:span></text:p>
      <text:p text:style-name="P8"><text:span text:style-name="T3">I</text:span><text:span text:style-name="T2">l </text:span><text:span text:style-name="T12">numero</text:span><text:span text:style-name="T2"> può essere assente: alcuni albi non fanno parte di alcuna serie a fumetti.</text:span></text:p>
      <text:p text:style-name="P8"><text:span text:style-name="T3">L</text:span><text:span text:style-name="T2">a quantità è un interno maggiore o uguale a zero, se è pari a zero si intende che il </text:span><text:span text:style-name="T12">fumetto</text:span><text:span text:style-name="T2"> non è disponibile per l’acquisto.</text:span></text:p>
      <text:p text:style-name="P10">Il numero di pagine è un intero maggiore di zero, può essere assente.</text:p>
      <text:p text:style-name="P11">Il codice ISBN è univoco ed è un codice numero di 13 cifre.</text:p>
      <text:p text:style-name="P9"><text:span text:style-name="T2">Ogni </text:span><text:span text:style-name="T12">fumetto</text:span><text:span text:style-name="T2"> deve appartenere ad una </text:span><text:span text:style-name="T12">collezione</text:span><text:span text:style-name="T2">.</text:span></text:p>
      <text:p text:style-name="P4"><text:span text:style-name="T2">Per una </text:span><text:span text:style-name="T15">collezione</text:span><text:span text:style-name="T2"> rappresentiamo il nome, l’immagine, i </text:span><text:span text:style-name="T12">fumetti</text:span><text:span text:style-name="T2"> che ne fanno parte e le </text:span><text:span text:style-name="T12">categorie</text:span><text:span text:style-name="T2"> a cui appartiene.</text:span></text:p>
      <text:p text:style-name="P9"><text:span text:style-name="T2">Una </text:span><text:span text:style-name="T12">collezione</text:span><text:span text:style-name="T2"> deve far parte di almeno una </text:span><text:span text:style-name="T12">categoria</text:span><text:span text:style-name="T2">.</text:span></text:p>
      <text:p text:style-name="P12"/>
      <text:p text:style-name="P3"><text:span text:style-name="T2">Per una </text:span><text:span text:style-name="T15">categoria</text:span><text:span text:style-name="T2"> rappresentiamo il nome e l’insieme di </text:span><text:span text:style-name="T12">collezioni</text:span><text:span text:style-name="T2"> che include.</text:span></text:p>
      <text:p text:style-name="P12"/>
      <text:p text:style-name="P5"><text:span text:style-name="T2">Per uno </text:span><text:span text:style-name="T15">sconto</text:span><text:span text:style-name="T2"> rappresentiamo </text:span><text:span text:style-name="T3">la </text:span><text:span text:style-name="T13">percentuale</text:span><text:span text:style-name="T3">, la data di scadenza, la data di aggiunta alla base di dati e la data in cui è avvenuta l’ultima modifica.</text:span></text:p>
      <text:p text:style-name="P9"><text:span text:style-name="T3">L</text:span><text:span text:style-name="T2">a </text:span><text:span text:style-name="T12">percentuale</text:span><text:span text:style-name="T2"> è un numero in virgola mobile compreso tra 0 ed 1 (esclusi).</text:span></text:p>
      <text:p text:style-name="P13">La data di scadenza deve indicare una data futura. </text:p>
      <text:p text:style-name="P14"/>
      <text:p text:style-name="P7"><text:span text:style-name="T2">Per un </text:span><text:span text:style-name="T15">utente</text:span><text:span text:style-name="T2"> rappresentiamo il nome, il cognome, </text:span><text:span text:style-name="T4">la data di nascita,</text:span><text:span text:style-name="T2"> l’indirizzo e-mail, il recapito telefonico, la città ed il paese dove abita, la data di aggiunta alla base di dati e la data in cui è avvenuta l’ultima modifica.</text:span></text:p>
      <text:p text:style-name="P15"/>
      <text:p text:style-name="P7"><text:span text:style-name="T2">Per un </text:span><text:span text:style-name="T15">ordine</text:span><text:span text:style-name="T2"> rappresentiamo l’</text:span><text:span text:style-name="T12">utente</text:span><text:span text:style-name="T2"> che l’ha effettuato, l’insieme di </text:span><text:span text:style-name="T12">fumetti</text:span><text:span text:style-name="T2"> acquistati, gli </text:span><text:span text:style-name="T12">sconti</text:span><text:span text:style-name="T2"> applicati, l’importo totale e la data di aggiunta alla base di dati.</text:span></text:p>
      <text:p text:style-name="P13">L’importo totale è un intero maggiore <text:span text:style-name="T31">o uguale a</text:span> zero.</text:p>
      <text:p text:style-name="P14"/>
      <text:p text:style-name="P6"><text:span text:style-name="T2">Per un </text:span><text:span text:style-name="T15">carrello</text:span><text:span text:style-name="T2"> rappresentiamo l’</text:span><text:span text:style-name="T12">utente</text:span><text:span text:style-name="T2"> che ne è proprietario, l’insieme di </text:span><text:span text:style-name="T12">fumetti</text:span><text:span text:style-name="T2"> che è all’interno </text:span><text:span text:style-name="T5">con la loro quantità</text:span><text:span text:style-name="T2">, la data di aggiunta alla base di dati e la data in cui è avvenuta l’ultima modifica.</text:span></text:p>
      <text:p text:style-name="P14"/>
      <text:p text:style-name="P6"><text:span text:style-name="T2">Per una </text:span><text:span text:style-name="T15">lista desideri</text:span><text:span text:style-name="T2"> rappresentiamo l’</text:span><text:span text:style-name="T12">utente</text:span><text:span text:style-name="T2"> che ne è proprietario, l’insieme di </text:span><text:span text:style-name="T12">fumetti</text:span><text:span text:style-name="T2"> che vi è all’interno, </text:span><text:span text:style-name="T5">il consenso dell’utente a ricevere notifiche su aggiornamenti riguardanti i </text:span><text:span text:style-name="T14">fumetti</text:span><text:span text:style-name="T5"> all’interno della </text:span><text:span text:style-name="T14">lista</text:span><text:span text:style-name="T5">,</text:span><text:span text:style-name="T2"> la data di aggiunta alla base di dati e la data in cui è avvenuta l’ultima modifica.</text:span></text:p>
      <text:p text:style-name="P14"/>
      <text:p text:style-name="P31">Operazioni sui dati</text:p>
      <text:p text:style-name="P16"/>
      <text:p text:style-name="P17">Distingu<text:span text:style-name="T29">o</text:span> le operazioni indotte da un <text:span text:style-name="T6">utente</text:span> e quelle indotte da un <text:span text:style-name="T6">amministratore</text:span>.</text:p>
      <text:p text:style-name="P18">Utente:</text:p>
      <text:list xml:id="list876578183" text:style-name="L1">
        <text:list-item>
          <text:p text:style-name="P34"><text:span text:style-name="T26">Operazione 1 (ricerca semplice)</text:span><text:span text:style-name="T16">: stampa tutte le informazioni sulle </text:span><text:span text:style-name="T6">collezioni</text:span><text:span text:style-name="T16"> aventi il nome conforme ad una stringa presa in input. </text:span><text:span text:style-name="T24">[molto frequente]</text:span></text:p>
        </text:list-item>
        <text:list-item>
          <text:p text:style-name="P34"><text:span text:style-name="T26">Operazione 2 (ricerca avanzata)</text:span><text:span text:style-name="T16">: stampa tutte le informazioni sulle </text:span><text:span text:style-name="T6">collezioni</text:span><text:span text:style-name="T16"> contenenti </text:span><text:span text:style-name="T6">fumetti</text:span><text:span text:style-name="T16"> aventi </text:span><text:span text:style-name="T17">scrittore, disegnatore e/o codice ISBN conforme ad una combinazione degli stessi parametri presi in input. </text:span><text:span text:style-name="T24">[molto frequente]</text:span></text:p>
        </text:list-item>
        <text:list-item>
          <text:p text:style-name="P35"><text:span text:style-name="T26">Operazione 3 (registrazione)</text:span><text:span text:style-name="T16">: inserisc</text:span><text:span text:style-name="T21">e</text:span><text:span text:style-name="T16"> un nuovo </text:span><text:span text:style-name="T6">utente</text:span><text:span text:style-name="T16"> indicando almeno i suoi dati obbligatori (nome, cognome,</text:span><text:span text:style-name="T23">data di nascita,</text:span><text:span text:style-name="T16"> indirizzo e-mail), se presenti si aggiungono anche gli altri dati. </text:span><text:span text:style-name="T21">Inserisce anche un nuovo </text:span><text:span text:style-name="T7">carrello</text:span><text:span text:style-name="T21"> e lo associa all’</text:span><text:span text:style-name="T7">utente</text:span><text:span text:style-name="T21"> appena inserito. </text:span><text:span text:style-name="T24">[poco frequente]</text:span></text:p>
        </text:list-item>
        <text:list-item>
          <text:p text:style-name="P35"><text:span text:style-name="T26">Operazione 4 (aggiun</text:span><text:span text:style-name="T27">ta</text:span><text:span text:style-name="T26"> al carrello)</text:span><text:span text:style-name="T16">: assegna un </text:span><text:span text:style-name="T6">fumetto</text:span><text:span text:style-name="T16"> al </text:span><text:span text:style-name="T6">carrello</text:span><text:span text:style-name="T16"> di un </text:span><text:span text:style-name="T6">utente</text:span><text:span text:style-name="T16">. </text:span><text:span text:style-name="T24">[molto frequente]</text:span></text:p>
        </text:list-item>
        <text:list-item>
          <text:p text:style-name="P36"><text:span text:style-name="T26">Operazione 5 (rim</text:span><text:span text:style-name="T27">ozione </text:span><text:span text:style-name="T26">dal carrello)</text:span><text:span text:style-name="T16">: </text:span><text:span text:style-name="T18">rimuov</text:span><text:span text:style-name="T21">e</text:span><text:span text:style-name="T18"> </text:span><text:span text:style-name="T19">un </text:span><text:span text:style-name="T8">fumetto</text:span><text:span text:style-name="T19"> dal </text:span><text:span text:style-name="T8">carrello</text:span><text:span text:style-name="T19"> di un </text:span><text:span text:style-name="T8">utente</text:span><text:span text:style-name="T19">. </text:span><text:span text:style-name="T24">[molto frequente]</text:span></text:p>
        </text:list-item>
        <text:list-item>
          <text:p text:style-name="P37"><text:span text:style-name="T26">Operazione 6 (acquisto)</text:span><text:span text:style-name="T16">: inserisc</text:span><text:span text:style-name="T22">e</text:span><text:span text:style-name="T16"> un nuovo </text:span><text:span text:style-name="T6">ordine</text:span><text:span text:style-name="T16"> </text:span><text:span text:style-name="T20">indicando tutti i suoi dati: l’</text:span><text:span text:style-name="T9">acquirente</text:span><text:span text:style-name="T20">, i </text:span><text:span text:style-name="T9">fumetti</text:span><text:span text:style-name="T20"> presenti nel suo </text:span><text:span text:style-name="T9">carrello</text:span><text:span text:style-name="T20">, gli eventuali </text:span><text:span text:style-name="T9">sconti</text:span><text:span text:style-name="T20"> ad essi associati </text:span><text:span text:style-name="T25">(</text:span><text:span text:style-name="T30">e le informazioni sul pagamento</text:span><text:span text:style-name="T25">)</text:span><text:span text:style-name="T20">. Vengono rimossi tutti i </text:span><text:span text:style-name="T9">fumetti</text:span><text:span text:style-name="T20"> dal </text:span><text:span text:style-name="T9">carrello</text:span><text:span text:style-name="T20"> dell’</text:span><text:span text:style-name="T9">acquirente</text:span><text:span text:style-name="T20">. </text:span><text:span text:style-name="T24">[frequente]</text:span></text:p>
        </text:list-item>
        <text:list-item>
          <text:p text:style-name="P38"><text:span text:style-name="T26">Operazione 7 (creazione lista)</text:span><text:span text:style-name="T16">: </text:span><text:span text:style-name="T21">inserisce una nuova </text:span><text:span text:style-name="T7">lista desideri</text:span><text:span text:style-name="T21"> e la si associa all’</text:span><text:span text:style-name="T7">utente</text:span><text:span text:style-name="T21">. </text:span><text:span text:style-name="T24">[frequente]</text:span></text:p>
        </text:list-item>
        <text:list-item>
          <text:p text:style-name="P39"><text:span text:style-name="T26">Operazione 8 (eliminazione lista)</text:span><text:span text:style-name="T16">: rimuove una specifica </text:span><text:span text:style-name="T6">lista</text:span><text:span text:style-name="T16"> insieme a tutte le sue relazioni. </text:span><text:span text:style-name="T24">[frequente]</text:span></text:p>
        </text:list-item>
        <text:list-item>
          <text:p text:style-name="P40"><text:span text:style-name="T26">Operazione 9 (aggiunta ad una lista)</text:span><text:span text:style-name="T16">: associa un </text:span><text:span text:style-name="T6">fumetto</text:span><text:span text:style-name="T16"> ad una specifica </text:span><text:span text:style-name="T6">lista</text:span><text:span text:style-name="T16"> dell’</text:span><text:span text:style-name="T6">utente</text:span><text:span text:style-name="T16">. </text:span><text:span text:style-name="T24">[frequente]</text:span></text:p>
        </text:list-item>
        <text:list-item>
          <text:p text:style-name="P40"><text:span text:style-name="T26">Operazione 10 (rimozione da una lista)</text:span><text:span text:style-name="T16">: rimuove un </text:span><text:span text:style-name="T6">fumetto</text:span><text:span text:style-name="T16"> da una specifica </text:span><text:span text:style-name="T6">lista</text:span><text:span text:style-name="T16"> dell’</text:span><text:span text:style-name="T6">utente</text:span><text:span text:style-name="T16">. </text:span><text:span text:style-name="T24">[frequente]</text:span></text:p>
        </text:list-item>
        <text:list-item>
          <text:p text:style-name="P41"><text:span text:style-name="T26">Operazione 11 (modifica informazioni utente)</text:span><text:span text:style-name="T16">: aggiorna tutte o alcune informazioni di un </text:span><text:span text:style-name="T6">utente</text:span><text:span text:style-name="T16">: indirizzo e-mail, numero telefonico, città e/o paese. </text:span><text:span text:style-name="T24">[non frequente]</text:span></text:p>
        </text:list-item>
      </text:list>
      <text:p text:style-name="P21">Amministratore:</text:p>
      <text:list xml:id="list3035057771" text:style-name="L2">
        <text:list-item>
          <text:p text:style-name="P42"><text:span text:style-name="T26">Operazione 12 (aggiunta fumetto)</text:span><text:span text:style-name="T16">: inserisce un nuovo </text:span><text:span text:style-name="T6">fumetto</text:span><text:span text:style-name="T16"> indicando tutti i suoi dati ed associandolo ad una </text:span><text:span text:style-name="T6">collezione</text:span><text:span text:style-name="T16">.</text:span></text:p>
        </text:list-item>
        <text:list-item>
          <text:p text:style-name="P43"><text:soft-page-break/><text:span text:style-name="T26">Operazione 13 (modifica fumetto)</text:span><text:span text:style-name="T16">: aggiorna alcune informazioni di un </text:span><text:span text:style-name="T6">fumetto</text:span><text:span text:style-name="T16">: prezzo, quantità, immagine, ecc.</text:span></text:p>
        </text:list-item>
        <text:list-item>
          <text:p text:style-name="P43"><text:span text:style-name="T26">Operazione 14 (aggiunta collezione)</text:span><text:span text:style-name="T16">: inserisce una nuova </text:span><text:span text:style-name="T6">collezione</text:span><text:span text:style-name="T16"> indicandone tutti i suoi dati.</text:span></text:p>
        </text:list-item>
        <text:list-item>
          <text:p text:style-name="P43"><text:span text:style-name="T26">Operazione 15 (associa categoria)</text:span><text:span text:style-name="T16">: assegna una </text:span><text:span text:style-name="T6">collezione</text:span><text:span text:style-name="T16"> ad una </text:span><text:span text:style-name="T6">categoria</text:span><text:span text:style-name="T16">.</text:span></text:p>
        </text:list-item>
        <text:list-item>
          <text:p text:style-name="P43"><text:span text:style-name="T26">Operazione 16 (aggiunta sconto)</text:span><text:span text:style-name="T16">: inserisce un nuovo </text:span><text:span text:style-name="T6">sconto</text:span><text:span text:style-name="T16"> indicandone tutti i suoi dati.</text:span></text:p>
        </text:list-item>
        <text:list-item>
          <text:p text:style-name="P43"><text:span text:style-name="T26">Operazione 17 (creazione promozione)</text:span><text:span text:style-name="T16">: assegna uno </text:span><text:span text:style-name="T6">sconto</text:span><text:span text:style-name="T16"> ad un fumetto.</text:span></text:p>
        </text:list-item>
        <text:list-item>
          <text:p text:style-name="P43"><text:span text:style-name="T26">Operazione 18</text:span><text:span text:style-name="T16">: stampa tutti gli </text:span><text:span text:style-name="T6">ordini</text:span><text:span text:style-name="T16"> associati ad un </text:span><text:span text:style-name="T6">utente</text:span><text:span text:style-name="T16"> con nome e cognome dell’utente, data dell’acquisto, totale.</text:span></text:p>
        </text:list-item>
        <text:list-item>
          <text:p text:style-name="P43"><text:span text:style-name="T26">Operazione 19</text:span><text:span text:style-name="T16">: </text:span><text:span text:style-name="T24">stampa tutti i dettagli di un </text:span><text:span text:style-name="T10">ordine</text:span><text:span text:style-name="T24">: </text:span><text:span text:style-name="T10">fumetti</text:span><text:span text:style-name="T24"> presenti nell’</text:span><text:span text:style-name="T10">ordine</text:span><text:span text:style-name="T24"> e </text:span><text:span text:style-name="T10">sconti</text:span><text:span text:style-name="T24"> applicati.</text:span></text:p>
        </text:list-item>
      </text:list>
      <text:p text:style-name="P22"/>
      <text:p text:style-name="P19"><text:span text:style-name="T24">L</text:span><text:span text:style-name="T16">e operazioni indotte dall’amministratore si suppongono di frequenza settimanale o mensile. </text:span><text:span text:style-name="T25">Inoltre sono state omesse tutte quelle operazioni che consistono di query semplici (es: stampare i recapiti di un </text:span><text:span text:style-name="T11">utente</text:span><text:span text:style-name="T25">) e le operazioni che hanno una frequenza bassissima (es: creazione/ rimozione </text:span><text:span text:style-name="T11">categoria</text:span><text:span text:style-name="T25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8:22:53.380737304</meta:creation-date>
    <meta:generator>LibreOffice/7.2.5.2.0$Linux_X86_64 LibreOffice_project/20$Build-2</meta:generator>
    <dc:date>2022-03-08T19:12:21.409182704</dc:date>
    <meta:editing-duration>PT2H14M25S</meta:editing-duration>
    <meta:editing-cycles>21</meta:editing-cycles>
    <meta:document-statistic meta:table-count="1" meta:image-count="0" meta:object-count="0" meta:page-count="3" meta:paragraph-count="85" meta:word-count="966" meta:character-count="6267" meta:non-whitespace-character-count="5404"/>
  </office:meta>
</office:document-meta>
</file>